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095cm"/>
          <style:tab-stop style:position="15.108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>
        <style:tab-stops>
          <style:tab-stop style:position="6.338cm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3"/>
      <text:p text:style-name="P3"/>
      <text:p text:style-name="P3"/>
      <text:p text:style-name="P3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5">Ivrea, 20 febbraio 2025</text:p>
      <text:p text:style-name="Standard"/>
      <text:p text:style-name="P4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P5">Distinti saluti.</text:p>
      <text:p text:style-name="P5">Enrico Bruno</text:p>
      <text:p text:style-name="P5">Dirigente Scolastico</text:p>
      <text:p text:style-name="P5">I.I.S. Giovanni Cena – Ivrea</text:p>
      <text:p text:style-name="P5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6:31.73</meta:creation-date>
    <meta:document-statistic meta:table-count="0" meta:image-count="0" meta:object-count="0" meta:page-count="1" meta:paragraph-count="20" meta:word-count="167" meta:character-count="1193"/>
    <dc:date>2025-02-20T12:55:47.76</dc:date>
    <meta:editing-duration>PT9M16S</meta:editing-duration>
    <meta:editing-cycles>1</meta:editing-cycles>
    <meta:generator>OpenOffice/4.1.11$Win32 OpenOffice.org_project/4111m1$Build-9808</meta:generator>
  </office:meta>
</office:document-meta>
</file>